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andingArchiveClassPathEntry.ExpandingArchiveClassPathEntry( Property prop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andingArchiveClassPathEntry.getJarContents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ExpandingArchiveClassPathEntry.unpackFolder( Node root , String 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xpandingArchiveClassPathEntry.getResource( final String 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ExpandingArchiveClassPathEntry.getExpiry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andingArchiveClassPathEntry.canExpandArchives( Session sess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ExpandingArchiveClassPathEntry.getManif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andingArchiveClassPathEntry.ExpandingArchiveClassPathEntry( ExpandingArchiveClassPathEntry b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andingArchiveClassPathEntry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andingArchiveClassPathEntry.unpack( Node jarRoo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ExpandingArchiveClassPathEntry.getCodeSource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andingArchiveClassPathEntry.cop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andingArchiveClassPathEntry.unpackFile( Node root , ZipEntry entry , InputStream i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